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Net neutrality is the backbone of the internet. It is like the “basic human rights” of the internet, protecting you and others from the big bad Internet Service Providers. It prevents them from charging you extra to view other sites, or speed up your data transfer for some sites. It also stops them from blocking certain sites that they don't like. In it's essence, Net Neutrality extends your human rights to the internet. However, most people do not know what Net Neutrality is, until recently. Ajit Pai, chairman of the FCC, is pushing to repeal the “Obama-era heavy-handed regulation” known as Net Neutrality. Besides the fact that he was a Verizon lawyer, and has a suspicious affiliation with Sinclair, he doesn't seem to have any other reason to want to repeal this, except for one thing: He is good friends with Donald Trump, and only does this because the act was enforced by the Obama Administration.</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1-22T15:21:38.61</meta:creation-date>
    <dc:date>2017-11-27T12:54:13.96</dc:date>
    <dc:creator>Timothy Cayer</dc:creator>
    <meta:editing-duration>PT2H49M3S</meta:editing-duration>
    <meta:editing-cycles>2</meta:editing-cycles>
    <meta:generator>OpenOffice/4.1.3$Win32 OpenOffice.org_project/413m1$Build-9783</meta:generator>
    <meta:document-statistic meta:table-count="0" meta:image-count="0" meta:object-count="0" meta:page-count="1" meta:paragraph-count="2" meta:word-count="156" meta:character-count="913"/>
  </office:meta>
</office:document-meta>
</file>